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538cm" style:rel-column-width="305*"/>
    </style:style>
    <style:style style:name="Table1.B" style:family="table-column">
      <style:table-column-properties style:column-width="16.461cm" style:rel-column-width="9332*"/>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0.58cm" style:rel-column-width="329*"/>
    </style:style>
    <style:style style:name="Table2.B" style:family="table-column">
      <style:table-column-properties style:column-width="16.418cm" style:rel-column-width="9308*"/>
    </style:style>
    <style:style style:name="Table2.A1" style:family="table-cell" style:data-style-name="N0">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0.646cm" style:rel-column-width="366*"/>
    </style:style>
    <style:style style:name="Table3.B" style:family="table-column">
      <style:table-column-properties style:column-width="16.353cm" style:rel-column-width="9271*"/>
    </style:style>
    <style:style style:name="Table3.A1" style:family="table-cell" style:data-style-name="N0">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0.732cm" style:rel-column-width="415*"/>
    </style:style>
    <style:style style:name="Table4.B" style:family="table-column">
      <style:table-column-properties style:column-width="16.267cm" style:rel-column-width="9222*"/>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6.999cm" style:rel-column-width="9637*"/>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5cm" style:rel-column-width="32768*"/>
    </style:style>
    <style:style style:name="Table6.B" style:family="table-column">
      <style:table-column-properties style:column-width="8.498cm" style:rel-column-width="3276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left="none" fo:border-right="0.002cm solid #000000" fo:border-top="0.002cm solid #000000" fo:border-bottom="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none"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5cm" style:rel-column-width="32768*"/>
    </style:style>
    <style:style style:name="Table7.B" style:family="table-column">
      <style:table-column-properties style:column-width="8.498cm" style:rel-column-width="3276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0.002cm solid #000000" fo:border-top="0.002cm solid #000000" fo:border-bottom="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none"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5cm" style:rel-column-width="32768*"/>
    </style:style>
    <style:style style:name="Table8.B" style:family="table-column">
      <style:table-column-properties style:column-width="8.498cm" style:rel-column-width="3276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left="none" fo:border-right="0.002cm solid #000000" fo:border-top="0.002cm solid #000000" fo:border-bottom="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5cm" style:rel-column-width="32767*"/>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
      <style:text-properties fo:font-weight="bold" style:font-weight-asian="bold" style:font-weight-complex="bold"/>
    </style:style>
    <style:style style:name="P4" style:family="paragraph" style:parent-style-name="Standard" style:list-style-name="L12">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5">
      <style:text-properties fo:font-weight="normal" style:font-weight-asian="normal" style:font-weight-complex="normal"/>
    </style:style>
    <style:style style:name="P7" style:family="paragraph" style:parent-style-name="Standard" style:list-style-name="L6">
      <style:text-properties fo:font-weight="normal" style:font-weight-asian="normal" style:font-weight-complex="normal"/>
    </style:style>
    <style:style style:name="P8" style:family="paragraph" style:parent-style-name="Standard" style:list-style-name="L8">
      <style:text-properties fo:font-weight="normal" style:font-weight-asian="normal" style:font-weight-complex="normal"/>
    </style:style>
    <style:style style:name="P9" style:family="paragraph" style:parent-style-name="Standard" style:list-style-name="L9">
      <style:text-properties fo:font-weight="normal" style:font-weight-asian="normal" style:font-weight-complex="normal"/>
    </style:style>
    <style:style style:name="P10" style:family="paragraph" style:parent-style-name="Standard" style:list-style-name="L10">
      <style:text-properties fo:font-weight="normal" style:font-weight-asian="normal" style:font-weight-complex="normal"/>
    </style:style>
    <style:style style:name="P11" style:family="paragraph" style:parent-style-name="Standard" style:list-style-name="L2"/>
    <style:style style:name="P12" style:family="paragraph" style:parent-style-name="Standard" style:list-style-name="L4"/>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1"/>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Standard" style:list-style-name="L12"/>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weight="normal" style:font-weight-asian="normal" style:font-weight-complex="normal"/>
    </style:style>
    <style:style style:name="P20" style:family="paragraph" style:parent-style-name="Standard">
      <style:paragraph-properties fo:margin-left="0cm" fo:margin-right="0cm" fo:text-indent="0cm" style:auto-text-indent="false"/>
      <style:text-properties fo:font-weight="bold" style:font-weight-asian="bold"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Heading_20_1">
      <style:paragraph-properties fo:text-align="center" style:justify-single-word="false"/>
    </style:style>
    <style:style style:name="P24" style:family="paragraph" style:parent-style-name="Heading_20_1">
      <style:paragraph-properties fo:break-before="page"/>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Heading_20_3">
      <style:text-properties fo:font-weight="bold" style:font-weight-asian="bold" style:font-weight-complex="bold"/>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Heading_20_3">
      <style:paragraph-properties fo:break-before="page"/>
      <style:text-properties fo:font-weight="bold" style:font-weight-asian="bold" style:font-weight-complex="bold"/>
    </style:style>
    <style:style style:name="P30" style:family="paragraph" style:parent-style-name="Table_20_Contents">
      <style:text-properties style:font-name="Bitstream Vera Sans Mono" fo:font-size="9pt" style:font-name-asian="Bitstream Vera Sans Mono" style:font-size-asian="9pt" style:font-name-complex="Bitstream Vera Sans Mono" style:font-size-complex="9pt"/>
    </style:style>
    <style:style style:name="P31" style:family="paragraph" style:parent-style-name="Table_20_Contents">
      <style:text-properties style:font-name="Arial" style:font-name-asian="DejaVu Sans" style:font-name-complex="DejaVu Sans" style:font-size-complex="14pt"/>
    </style:style>
    <style:style style:name="P32" style:family="paragraph" style:parent-style-name="Table_20_Contents">
      <style:text-properties style:font-name="Bitstream Charter"/>
    </style:style>
    <style:style style:name="P33" style:family="paragraph" style:parent-style-name="Table_20_Contents">
      <style:text-properties style:font-name="Bitstream Charter" style:font-name-asian="DejaVu Sans" style:font-name-complex="DejaVu Sans" style:font-size-complex="14pt"/>
    </style:style>
    <style:style style:name="P34" style:family="paragraph" style:parent-style-name="Preformatted_20_Text">
      <style:text-properties fo:font-size="9pt" style:font-size-asian="9pt" style:font-size-complex="9pt"/>
    </style:style>
    <style:style style:name="P35" style:family="paragraph" style:parent-style-name="Preformatted_20_Text" style:list-style-name="">
      <style:text-properties fo:font-size="9pt" style:font-size-asian="9pt" style:font-size-complex="9pt"/>
    </style:style>
    <style:style style:name="P36"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37" style:family="paragraph" style:parent-style-name="Preformatted_20_Text" style:list-style-name="">
      <style:text-properties fo:font-weight="bold" style:font-weight-asian="bold" style:font-weight-complex="bold"/>
    </style:style>
    <style:style style:name="P38" style:family="paragraph" style:parent-style-name="Preformatted_20_Text" style:list-style-name="">
      <style:text-properties fo:font-style="normal" fo:font-weight="normal" style:font-style-asian="normal" style:font-weight-asian="normal" style:font-style-complex="normal" style:font-weight-complex="normal"/>
    </style:style>
    <style:style style:name="P39" style:family="paragraph" style:parent-style-name="Preformatted_20_Text">
      <style:paragraph-properties fo:margin-top="0cm" fo:margin-bottom="0.499cm"/>
    </style:style>
    <style:style style:name="P40" style:family="paragraph" style:parent-style-name="Preformatted_20_Text" style:list-style-name="">
      <style:paragraph-properties fo:margin-top="0cm" fo:margin-bottom="0.499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weight-asian="bold"/>
    </style:style>
    <style:style style:name="T12" style:family="text">
      <style:text-properties style:font-weight-complex="bold"/>
    </style:style>
    <style:style style:name="T13" style:family="text">
      <style:text-properties style:font-weight-asian="normal"/>
    </style:style>
    <style:style style:name="T14" style:family="text">
      <style:text-properties style:font-weight-complex="normal"/>
    </style:style>
    <style:style style:name="T15" style:family="text">
      <style:text-properties style:font-name="Bitstream Charter" fo:font-weight="normal" style:font-weight-asian="normal" style:font-weight-complex="normal"/>
    </style:style>
    <style:style style:name="T16" style:family="text">
      <style:text-properties style:font-name="Bitstream Charter" fo:font-style="normal" fo:font-weight="normal" style:font-style-asian="normal" style:font-weight-asian="normal" style:font-style-complex="normal" style:font-weight-complex="normal"/>
    </style:style>
    <style:style style:name="T17" style:family="text">
      <style:text-properties style:font-name="Bitstream Charter"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escription technique de l'interface EDI DRM</text:h>
      <text:h text:style-name="P23" text:outline-level="1">mise à disposition des vignerons</text:h>
      <text:p text:style-name="Standard"/>
      <text:h text:style-name="P25" text:outline-level="2">Objet du Document</text:h>
      <text:p text:style-name="Standard">L'EDI vignerons est une interface programmable qui permet d'accéder ou de modifier des informations hébergées par la plateforme de dématérialisation <text:span text:style-name="T1">declavin</text:span><text:span text:style-name="T3">. </text:span></text:p>
      <text:p text:style-name="Standard"><text:span text:style-name="T3"/></text:p>
      <text:p text:style-name="Standard"><text:span text:style-name="T3">La partie DRM de l'EDI met à disposition </text:span>:</text:p>
      <text:list xml:id="list1875758512" text:style-name="L1">
        <text:list-item>
          <text:p text:style-name="P1">la <text:span text:style-name="T8">liste des DRM</text:span> connues de la plateforme de dématérialisation, de leur état d'avancement et leurs statuts vis-à-vis des douanes ;</text:p>
        </text:list-item>
        <text:list-item>
          <text:p text:style-name="P1">la <text:span text:style-name="T8">liste des contrats vracs</text:span> connus de la plateforme de dématérialisation ;</text:p>
          <text:p text:style-name="P1"/>
        </text:list-item>
      </text:list>
      <text:p text:style-name="Standard">De plus, l'EDI permet aux vignerons de <text:span text:style-name="T8">déclarer une DRM</text:span><text:span text:style-name="T10">. Cette fonctionnalité permet à une application tierse d'insérer des données relatives à une DRM d'un vigneron.</text:span></text:p>
      <text:p text:style-name="Standard"><text:span text:style-name="T10"/></text:p>
      <text:p text:style-name="Standard"><text:span text:style-name="T10">Si la plateforme de dématérialisation </text:span><text:span text:style-name="T2">declavin</text:span><text:span text:style-name="T4"> vérifie que les données fournies ne contiennent pas un certain nombre d'erreur, il est de la responsabilité de l'application tierse de s'assurer que les données fournies sont conformes et cohérentes aux obligations déclaratives des vignerons.</text:span></text:p>
      <text:h text:style-name="Heading_20_2" text:outline-level="2">Généralité</text:h>
      <text:h text:style-name="Heading_20_3"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5"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4" text:note-class="footnote"><text:note-citation>3</text:note-citation><text:note-body><text:p text:style-name="Footnote">RFC 1867 ; <text:a xlink:type="simple" xlink:href="http://www.ietf.org/rfc/rfc1867.txt">http://www.ietf.org/rfc/rfc1867.txt</text:a></text:p></text:note-body></text:note></text:span></text:p>
      <text:h text:style-name="Heading_20_3" text:outline-level="3">Authentification des utilisateurs</text:h>
      <text:p text:style-name="Standard">Cet interface n'est accessible qu'après authentification. Cette authentification réclame donc que l'utilisateur possède un compte sur la plateforme <text:span text:style-name="T1">declarvin</text:span><text:span text:style-name="T3">. Une fois, ce compte créé, il pourra d'identifier sur la plateforme EDI en fournissant son login et mot de passe via le protocole d'authentification </text:span><text:span text:style-name="T1">HTTP</text:span><text:span text:style-name="T3"> (</text:span><text:span text:style-name="T1">HTTP Authnetication Basic</text:span><text:span text:style-name="T1"><text:note text:id="ftn0" text:note-class="footnote"><text:note-citation>4</text:note-citation><text:note-body><text:p text:style-name="Footnote">RFC 2617 – Section 2 ; <text:a xlink:type="simple" xlink:href="http://www.ietf.org/rfc/rfc2617.txt">http://www.ietf.org/rfc/rfc2617.txt</text:a></text:p></text:note-body></text:note></text:span><text:span text:style-name="T3">).</text:span></text:p>
      <text:h text:style-name="Heading_20_3" text:outline-level="3"><text:span text:style-name="T3">Échange des données</text:span></text:h>
      <text:p text:style-name="Text_20_body"><text:span text:style-name="T3">Les données échangées en mode lecture ou écriture se font sous le format </text:span><text:span text:style-name="T1">CSV</text:span><text:span text:style-name="T1"><text:note text:id="ftn2" text:note-class="footnote"><text:note-citation>5</text:note-citation><text:note-body><text:p text:style-name="Footnote">RFC 4180 ; <text:a xlink:type="simple" xlink:href="http://www.ietf.org/rfc/rfc4180.txt">http://www.ietf.org/rfc/rfc4180.txt</text:a></text:p></text:note-body></text:note></text:span><text:span text:style-name="T3">. La plateforme </text:span><text:span text:style-name="T1">declarvin</text:span><text:span text:style-name="T3"> supporte indifféremment les séparateurs virgules (« , ») ou point-virgules (« ; »). Par contre, il n'est pas possible que le séparateur change au sein d'un même document.</text:span></text:p>
      <text:p text:style-name="Text_20_body"><text:span text:style-name="T3">La plateforme </text:span><text:span text:style-name="T1">declarvin</text:span><text:span text:style-name="T3"> est insensible à la casse et aux caractères accentués. Les chaines de caractères « Côte » ou « cote » seront donc traitées de manière identique.</text:span></text:p>
      <text:p text:style-name="Text_20_body"><text:span text:style-name="T3">Il faut noter toute fois, qu'en cas d'utilisation de caractères accentués, ces caractères devront être encodé en </text:span><text:span text:style-name="T1">UTF-8</text:span><text:span text:style-name="T1"><text:note text:id="ftn3" text:note-class="footnote"><text:note-citation>6</text:note-citation><text:note-body><text:p text:style-name="Footnote">RFC 2279 ; <text:a xlink:type="simple" xlink:href="http://www.ietf.org/rfc/rfc2279.txt">http://www.ietf.org/rfc/rfc2279.txt</text:a></text:p></text:note-body></text:note></text:span><text:span text:style-name="T3">.</text:span></text:p>
      <text:p text:style-name="Text_20_body"><text:span text:style-name="T3">Débuter une ligne par le caractère « # » permet definir des commentaires. Elles ne sont donc pas prises par la plateforme </text:span><text:span text:style-name="T1">déclarvin</text:span><text:span text:style-name="T3"> et ne doivent pas l'être par des applications tierses.</text:span></text:p>
      <text:h text:style-name="P25" text:outline-level="2">Description des interfaces de l'EDI-DRM</text:h>
      <text:h text:style-name="P27" text:outline-level="3"/>
      <text:h text:style-name="P28" text:outline-level="3">Liste des DRM</text:h>
      <text:p text:style-name="Standard"><text:span text:style-name="T8"/></text:p>
      <text:p text:style-name="Standard"><text:span text:style-name="T8">Protocole :</text:span> HTTPS</text:p>
      <text:p text:style-name="Standard"><text:span text:style-name="T8">Authentification :</text:span> HTTP Authentication Basic</text:p>
      <text:p text:style-name="Standard"><text:span text:style-name="T8">Encodage des caractères :</text:span> UTF-8</text:p>
      <text:p text:style-name="Standard"><text:span text:style-name="T8">Format des données à fournir en entrée :</text:span> aucun</text:p>
      <text:p text:style-name="Standard"><text:span text:style-name="T8">Format des données fournies en sortie :</text:span> CSV</text:p>
      <text:p text:style-name="Standard"><text:span text:style-name="T8">Type de requete :</text:span> GET ou POST</text:p>
      <text:p text:style-name="Standard"><text:span text:style-name="T8">URL :</text:span><text:span text:style-name="T10"> </text:span><text:span text:style-name="T15">/edi/drm/list</text:span></text:p>
      <text:p text:style-name="Standard"><text:span text:style-name="T10"/></text:p>
      <text:p text:style-name="P2">Description des données en sortie :</text:p>
      <text:p text:style-name="P2"/>
      <text:p text:style-name="P19">Le fichier CSV de sortie contient une ligne par DRM connue de la plateforme <text:span text:style-name="T1">declarvin</text:span><text:span text:style-name="T3"> pour le déclarant connecté. Chaque ligne contient 7</text:span> champs permettant de rappeler l'identifiant de l'utilisateur connecté, la date des DRM, la présence éventuelle de DRM rectificatives, l'état des DRM et leurs status vis-à-vis des douanes.</text:p>
      <text:p text:style-name="P19"/>
      <text:p text:style-name="P20">Description des champs fournis en sortie :</text:p>
      <text:p text:style-name="P20"/>
      <text:list xml:id="list1624856975" text:style-name="L2">
        <text:list-item>
          <text:p text:style-name="P11"><text:span text:style-name="T8">Identifiant de l'utilisateur </text:span><text:span text:style-name="T5">: </text:span><text:span text:style-name="T4">identifiant du déclarant connecté sur la plateforme ;</text:span></text:p>
        </text:list-item>
        <text:list-item>
          <text:p text:style-name="P11"><text:span text:style-name="T5">Nom de l'utilisateur :</text:span><text:span text:style-name="T4"> Chaine de caractères décrivant le nom de l'utilisateur connecté ;</text:span></text:p>
        </text:list-item>
        <text:list-item>
          <text:p text:style-name="P11"><text:span text:style-name="T5">Année :</text:span><text:span text:style-name="T4"> Nombre constitué de 4 chiffres représentant l'année de la DRM décrite par la ligne étudiée ;</text:span></text:p>
        </text:list-item>
        <text:list-item>
          <text:p text:style-name="P11"><text:span text:style-name="T5">Mois :</text:span><text:span text:style-name="T4"> Nombre constitué de 2 chiffres représentant le mois de la DRM décrite par la ligne étudiée ;</text:span></text:p>
        </text:list-item>
        <text:list-item>
          <text:p text:style-name="P11"><text:span text:style-name="T5">Rectificative :</text:span><text:span text:style-name="T4"> Nombre identifiant une DRM rectificative. Si ce champ est vide, c'est que la DRM décrite n'est pas une DRM rectificative. Si le champ est un nombre suppérieur à 1, c'est que pour l'année et le mois donné, il y a eu plusieurs DRM rectificative. La dernière ayant le nombre le plus grand. Ce champ ne peut être suppérieur à </text:span><text:span text:style-name="T16">99</text:span><text:span text:style-name="T4"> ;</text:span></text:p>
        </text:list-item>
        <text:list-item>
          <text:p text:style-name="P11"><text:span text:style-name="T5">DRM validée :</text:span><text:span text:style-name="T4"> Ce champ vaut 1 si la DRM a été validée par l'utilisateur ;</text:span></text:p>
        </text:list-item>
        <text:list-item>
          <text:p text:style-name="P11"><text:span text:style-name="T5">DRM envoyée aux douanes :</text:span><text:span text:style-name="T4"> Ce champ vaut </text:span><text:span text:style-name="T16">1</text:span><text:span text:style-name="T4"> si la DRM a été transmise aux douanes ;</text:span></text:p>
        </text:list-item>
        <text:list-item>
          <text:p text:style-name="P11"><text:span text:style-name="T5">DRM reçue par les douanes :</text:span><text:span text:style-name="T4"> <text:s/>Ce Champ vaut </text:span><text:span text:style-name="T16">1</text:span><text:span text:style-name="T4"> si les douanes ont accusé reception de la DRM.</text:span></text:p>
          <text:p text:style-name="P11"/>
        </text:list-item>
      </text:list>
      <text:h text:style-name="P3" text:outline-level="3"><text:span text:style-name="T3">Exemple de document fournis en sortie :</text:span></text:h>
      <text:h text:style-name="P3" text:outline-level="3"><text:span text:style-name="T3"/></text:h>
      <table:table table:name="Table2" table:style-name="Table2">
        <table:table-column table:style-name="Table2.A"/>
        <table:table-column table:style-name="Table2.B"/>
        <table:table-row>
          <table:table-cell table:style-name="Table2.A1" office:value-type="float" office:value="1">
            <text:p text:style-name="P34">1</text:p>
          </table:table-cell>
          <table:table-cell table:style-name="Table2.B1" office:value-type="string">
            <text:h text:style-name="P35" text:outline-level="3"><text:span text:style-name="T3">#identifiant;nom déclarant;annee;mois;rectificative;drm validee;drm envoyée aux douanes;drm recues douanes</text:span></text:h>
          </table:table-cell>
        </table:table-row>
        <table:table-row>
          <table:table-cell table:style-name="Table2.A2" office:value-type="float" office:value="2">
            <text:p text:style-name="P34">2</text:p>
          </table:table-cell>
          <table:table-cell table:style-name="Table2.B2" office:value-type="string">
            <text:h text:style-name="P35" text:outline-level="3">9223700100;Cave d'actualys;2012;03;1;1;;</text:h>
          </table:table-cell>
        </table:table-row>
        <table:table-row>
          <table:table-cell table:style-name="Table2.A2" office:value-type="float" office:value="3">
            <text:p text:style-name="P34">3</text:p>
          </table:table-cell>
          <table:table-cell table:style-name="Table2.B2" office:value-type="string">
            <text:h text:style-name="P35" text:outline-level="3">9223700100;Cave d'actualys;2012;03;;1;1;</text:h>
          </table:table-cell>
        </table:table-row>
        <table:table-row>
          <table:table-cell table:style-name="Table2.A2" office:value-type="float" office:value="4">
            <text:p text:style-name="P34">4</text:p>
          </table:table-cell>
          <table:table-cell table:style-name="Table2.B2" office:value-type="string">
            <text:h text:style-name="P35" text:outline-level="3">9223700100;Cave d'actualys;2012;02;;1;1;1</text:h>
          </table:table-cell>
        </table:table-row>
        <table:table-row>
          <table:table-cell table:style-name="Table2.A2" office:value-type="float" office:value="5">
            <text:p text:style-name="P34">5</text:p>
          </table:table-cell>
          <table:table-cell table:style-name="Table2.B2" office:value-type="string">
            <text:h text:style-name="P35" text:outline-level="3">9223700100;Cave d'actualys;2012;01;;1;1;1</text:h>
          </table:table-cell>
        </table:table-row>
      </table:table>
      <text:h text:style-name="P3" text:outline-level="3"><text:span text:style-name="T3"/></text:h>
      <text:h text:style-name="P37" text:outline-level="3"><text:span text:style-name="T3"/></text:h>
      <text:h text:style-name="P40" text:outline-level="3"/>
      <text:h text:style-name="P3" text:outline-level="3"><text:span text:style-name="T3"/></text:h>
      <text:h text:style-name="P28" text:outline-level="3"><text:span text:style-name="T3">Liste des contrats vrac</text:span></text:h>
      <text:p text:style-name="Standard"><text:span text:style-name="T8">Protocole :</text:span> HTTPS</text:p>
      <text:p text:style-name="Standard"><text:span text:style-name="T8">Authentification :</text:span> HTTP Authentication Basic</text:p>
      <text:p text:style-name="Standard"><text:span text:style-name="T8">Encodage des caractères :</text:span> UTF-8</text:p>
      <text:p text:style-name="Standard"><text:span text:style-name="T8">Format des données à fournir en entrée :</text:span> aucun</text:p>
      <text:p text:style-name="Standard"><text:span text:style-name="T8">Format des données fournies en sortie :</text:span> CSV</text:p>
      <text:p text:style-name="Standard"><text:span text:style-name="T8">Type de requete :</text:span> GET ou POST</text:p>
      <text:p text:style-name="Standard"><text:span text:style-name="T8">URL :</text:span><text:span text:style-name="T10"> /edi/contrat/list</text:span></text:p>
      <text:p text:style-name="Standard"><text:span text:style-name="T10"/></text:p>
      <text:p text:style-name="P2">Description des données en sortie :</text:p>
      <text:p text:style-name="P2"/>
      <text:p text:style-name="P19">Le fichier CSV de sortie contient une ligne par contrat vrac du déclarant connue de la plateforme <text:span text:style-name="T1">declarvin</text:span><text:span text:style-name="T3">. Chaque ligne contient 13</text:span> champs permettant de rappeler l'identifiant de l'utilisateur connecté, le numéro du contrat vrac, les produits concernés par ce contrat, le nom de l'acheteur et les volumes promis et réalisés pour ce contrat.</text:p>
      <text:p text:style-name="P19"/>
      <text:p text:style-name="P18"><text:span text:style-name="T8">Description des champs fournis en sortie :</text:span></text:p>
      <text:p text:style-name="P18"><text:span text:style-name="T8"/></text:p>
      <text:list xml:id="list1915599465" text:style-name="L4">
        <text:list-item>
          <text:p text:style-name="P12"><text:span text:style-name="T8">Identifiant de l'utilisateur </text:span><text:span text:style-name="T5">: </text:span><text:span text:style-name="T4">identifiant du déclarant connecté sur la plateforme ;</text:span></text:p>
        </text:list-item>
        <text:list-item>
          <text:p text:style-name="P12"><text:span text:style-name="T5">Nom de l'utilisateur :</text:span><text:span text:style-name="T4"> Chaine de caractères décrivant le nom de l'utilisateur connecté ;</text:span></text:p>
        </text:list-item>
        <text:list-item>
          <text:p text:style-name="P12"><text:span text:style-name="T5">Numéro du contrat :</text:span><text:span text:style-name="T4"> Numéro du contrat vrac concerné par la ligne courrante ;</text:span></text:p>
        </text:list-item>
        <text:list-item>
          <text:p text:style-name="P12"><text:span text:style-name="T5">Certification :</text:span><text:span text:style-name="T4"> Chaine de caractère décrivant la certification (AOC, AOP, IGP, Sans IG, ...) des produits concerné par le contrat (voir pour plus de détails la liste des certifications autorisées en Annexe 1);</text:span></text:p>
        </text:list-item>
        <text:list-item>
          <text:p text:style-name="P12"><text:span text:style-name="T5">Appellation :</text:span><text:span text:style-name="T4"> Chaine de caractère décrivant l'appellation des produits concernés par le contrat (voir pour plus de détails la liste des appellations autorisées en Annexe 2) ;</text:span></text:p>
        </text:list-item>
        <text:list-item>
          <text:p text:style-name="P12"><text:span text:style-name="T5">Lieu :</text:span><text:span text:style-name="T4"> Ce champ n'est pas utilisé par cette version de l'application </text:span><text:span text:style-name="T2">declarvin</text:span><text:span text:style-name="T4"> ;</text:span></text:p>
        </text:list-item>
        <text:list-item>
          <text:p text:style-name="P12"><text:span text:style-name="T5">Couleur :</text:span><text:span text:style-name="T4"> Chaine de caractère décrivant la couleur des produits concernés par le contrat (voir pour plus de détails la liste des couleurs autorisées en Annexe 3). Si ce champ est vide c'est que le contrat concerne tous les produits de l'appellation indiquée précédemment ;</text:span></text:p>
        </text:list-item>
        <text:list-item>
          <text:p text:style-name="P12"><text:span text:style-name="T5">Cépage :</text:span><text:span text:style-name="T4"> Chaine de caractère décrivant le cépage des produits concernés par le contrat (voir pour plus de détails la liste des cépages autorisés en Annexe 4). Si ce champ est vide c'est que le contrat concerne tous les produits de la couleur indiquée précédemment <text:s/>;</text:span></text:p>
        </text:list-item>
        <text:list-item>
          <text:p text:style-name="P12"><text:span text:style-name="T5">Millesime :</text:span><text:span text:style-name="T4"> Chaine de 4 caractères décrivant le millésime des produits concernés par le contrat. Si ce champ est vide c'est que le contrat concerne tous les produits du cépage indiqué précédemment <text:s/>;</text:span></text:p>
        </text:list-item>
        <text:list-item>
          <text:p text:style-name="P12"><text:span text:style-name="T5">Labels :</text:span><text:span text:style-name="T4"> Chaine de caractère décrivant les labels des produits concernés par le contrat (voir pour plus de détails la liste des labels autorisés en Annexe 5). Si ce champ est vide c'est que le contrat concerne tous les produits du millesime indiqué précédemment <text:s/>;</text:span></text:p>
        </text:list-item>
        <text:list-item>
          <text:p text:style-name="P12"><text:span text:style-name="T5">Mention :</text:span><text:span text:style-name="T4"> Ce champ n'est pas utilisé par cette version de l'application </text:span><text:span text:style-name="T2">declarvin</text:span><text:span text:style-name="T4"> ;</text:span></text:p>
        </text:list-item>
        <text:list-item>
          <text:p text:style-name="P12"><text:span text:style-name="T5">Nom de l'acheteur :</text:span><text:span text:style-name="T4"> Chaine de caractère indiquant le nom de l'acheteur concerné par le contrat ;</text:span></text:p>
        </text:list-item>
        <text:list-item>
          <text:p text:style-name="P12"><text:span text:style-name="T5">Nom du courtier :</text:span><text:span text:style-name="T4"> Ce champ n'est pas utilisé par cette version de l'application </text:span><text:span text:style-name="T2">declarvin</text:span><text:span text:style-name="T4"> ;</text:span></text:p>
        </text:list-item>
        <text:list-item>
          <text:p text:style-name="P12"><text:span text:style-name="T5">Volume promis :</text:span><text:span text:style-name="T4"> Chiffre indiquant le volume sur lequel le déclarant et l'acheteur se sont engagés ;</text:span></text:p>
        </text:list-item>
        <text:list-item>
          <text:p text:style-name="P12"><text:span text:style-name="T5">Volume réalisé :</text:span><text:span text:style-name="T4"> Chiffre indiquent le volume effectivement livré par le déclarant à l'acheteur.</text:span></text:p>
        </text:list-item>
      </text:list>
      <text:p text:style-name="Standard"><text:span text:style-name="T4"/></text:p>
      <text:p text:style-name="P2"><text:span text:style-name="T3">Exemple de document fourni en sortie :</text:span></text:p>
      <text:p text:style-name="Standard"><text:span text:style-name="T4"/></text:p>
      <table:table table:name="Table1" table:style-name="Table1">
        <table:table-column table:style-name="Table1.A"/>
        <table:table-column table:style-name="Table1.B"/>
        <table:table-row>
          <table:table-cell table:style-name="Table1.A1" office:value-type="float" office:value="1">
            <text:p text:style-name="P30">1</text:p>
          </table:table-cell>
          <table:table-cell table:style-name="Table1.B1" office:value-type="string">
            <text:p text:style-name="P34"><text:span text:style-name="T4">#identifiant;nom déclarant;numero de contrat;certification;appellation;lieu,couleur;cepage;millesime;labels;mention;nom acheteur;volume promis;volume realise;</text:span></text:p>
          </table:table-cell>
        </table:table-row>
        <table:table-row>
          <table:table-cell table:style-name="Table1.A2" office:value-type="float" office:value="2">
            <text:p text:style-name="P30">2</text:p>
          </table:table-cell>
          <table:table-cell table:style-name="Table1.B2" office:value-type="string">
            <text:p text:style-name="P34">9223700100;Cave d'actualys;123456;AOP;Côtes de Provence;;;;;;;Acheteur test;25;5;</text:p>
          </table:table-cell>
        </table:table-row>
        <table:table-row>
          <table:table-cell table:style-name="Table1.A2" office:value-type="float" office:value="3">
            <text:p text:style-name="P30">3</text:p>
          </table:table-cell>
          <table:table-cell table:style-name="Table1.B2" office:value-type="string">
            <text:p text:style-name="P34"><text:span text:style-name="T4">9223700100;Cave d'actualys;123457;IGP;VAUNAGE;;;;;;;Acheteur test;36;12;</text:span></text:p>
          </table:table-cell>
        </table:table-row>
      </table:table>
      <text:p text:style-name="Preformatted_20_Text"><text:span text:style-name="T4"/></text:p>
      <text:p text:style-name="P39"><text:span text:style-name="T4"/></text:p>
      <text:h text:style-name="P29" text:outline-level="3"><text:span text:style-name="T3">Déclaration d'une DRM</text:span></text:h>
      <text:p text:style-name="Standard"><text:span text:style-name="T8">Protocole :</text:span> HTTPS</text:p>
      <text:p text:style-name="Standard"><text:span text:style-name="T8">Authentification :</text:span> HTTP Authentication Basic</text:p>
      <text:p text:style-name="Standard"><text:span text:style-name="T8">Encodage des caractères :</text:span> UTF-8</text:p>
      <text:p text:style-name="Standard"><text:span text:style-name="T8">Format des données à fournir en entrée :</text:span> CSV</text:p>
      <text:p text:style-name="Standard"><text:span text:style-name="T8">Format des données fournies en sortie :</text:span> CSV</text:p>
      <text:p text:style-name="Standard"><text:span text:style-name="T8">Type de requete :</text:span> POST <text:span text:style-name="T1">x-www-form-urlencoded</text:span></text:p>
      <text:p text:style-name="Standard"><text:span text:style-name="T8">URL :</text:span><text:span text:style-name="T10"> </text:span><text:span text:style-name="T15">/edi/drm/csv</text:span></text:p>
      <text:p text:style-name="Standard"><text:span text:style-name="T10"/></text:p>
      <text:p text:style-name="P2"><text:span text:style-name="T3">Description des données en entrée :</text:span></text:p>
      <text:p text:style-name="P2"><text:span text:style-name="T3"/></text:p>
      <text:p text:style-name="P2"><text:span text:style-name="T4">Le fichier CSV d'entrée contient une ligne par informations unitaires. Ces informations seront de trois types :</text:span></text:p>
      <text:list xml:id="list353325247" text:style-name="L5">
        <text:list-item>
          <text:p text:style-name="P6"><text:span text:style-name="T3">Les produits et les volumes devant être déclaré dans la DRM (une ligne par produit ; 39 champs) ;</text:span></text:p>
        </text:list-item>
        <text:list-item>
          <text:p text:style-name="P6"><text:span text:style-name="T3">Les contrats utilisés et les volumes associés pour des mouvements déclaré dans la DRM (une ligne par contrat ; 19 champs) ;</text:span></text:p>
        </text:list-item>
        <text:list-item>
          <text:p text:style-name="P6"><text:span text:style-name="T3">Des informations administratives (une ligne par information).</text:span></text:p>
        </text:list-item>
      </text:list>
      <text:p text:style-name="P5"><text:span text:style-name="T3"/></text:p>
      <text:p text:style-name="P19"><text:span text:style-name="T5">Description des champs fournis en entrée pour la partie déclaration des produits :</text:span></text:p>
      <text:p text:style-name="P19"><text:span text:style-name="T5"/></text:p>
      <text:list xml:id="list1902494854" text:style-name="L8">
        <text:list-item>
          <text:p text:style-name="P8"><text:span text:style-name="T5">Type d'enregistrement :</text:span><text:span text:style-name="T3"> Chaine de caractère fixe ayant pour valeur « </text:span><text:span text:style-name="T17">DETAIL</text:span><text:span text:style-name="T3"><text:tab/> » ;</text:span></text:p>
        </text:list-item>
        <text:list-item>
          <text:p text:style-name="P8"><text:span text:style-name="T5">Identifiant :</text:span><text:span text:style-name="T3"> Identifiant du déclarant ;</text:span></text:p>
        </text:list-item>
        <text:list-item>
          <text:p text:style-name="P8"><text:span text:style-name="T5">Nom déclarant :</text:span><text:span text:style-name="T3"> Chaine de caractère contenant le nom du déclarant ;</text:span></text:p>
        </text:list-item>
        <text:list-item>
          <text:p text:style-name="P8"><text:span text:style-name="T5">Annee DRM courrante :</text:span><text:span text:style-name="T3"> Nombre de 4 chiffres représenant l'année de la DRM en cours de déclaration ;</text:span></text:p>
        </text:list-item>
        <text:list-item>
          <text:p text:style-name="P8"><text:span text:style-name="T5">Mois DRM courrante :</text:span><text:span text:style-name="T3"> Nombre de 2 chiffres représentant l'année de la DRM en cours de déclaration ;</text:span></text:p>
        </text:list-item>
        <text:list-item>
          <text:p text:style-name="P8"><text:span text:style-name="T5">Rectificative DRM courrante :</text:span><text:span text:style-name="T3"> Vide si la DRM n'est pas une DRM rectificative. Sinon indique le numéro de rectificative pour le mois et l'année donnée ;</text:span></text:p>
        </text:list-item>
        <text:list-item>
          <text:p text:style-name="P8"><text:span text:style-name="T5">Annee DRM précédente :</text:span><text:span text:style-name="T3"> Nombre de 4 chiffres représenant l'année de la DRM précédente ;</text:span></text:p>
        </text:list-item>
        <text:list-item>
          <text:p text:style-name="P8"><text:span text:style-name="T5">Mois DRM précédente :</text:span><text:span text:style-name="T3"> Nombre de 2 chiffres représentant l'année de la DRM précédente ;</text:span></text:p>
        </text:list-item>
        <text:list-item>
          <text:p text:style-name="P8"><text:span text:style-name="T5">Rectificative DRM courrante :</text:span><text:span text:style-name="T3"> Vide si la DRM précédente n'était pas une DRM rectificative. Sinon indique le numéro de rectificative pour le mois et l'année donnée ;</text:span></text:p>
        </text:list-item>
        <text:list-item>
          <text:p text:style-name="P13"><text:span text:style-name="T5">Certification :</text:span><text:span text:style-name="T4"> Chaine de caractère décrivant la certification (AOC, AOP, IGP, Sans IG) du produit concerné par cette ligne (voir pour plus de détails la liste des certifications autorisées en Annexe 1);</text:span></text:p>
        </text:list-item>
        <text:list-item>
          <text:p text:style-name="P13"><text:span text:style-name="T5">Appellation :</text:span><text:span text:style-name="T4"> Chaine de caractère décrivant l'appellation du produit concerné par cette ligne de la DRM (voir pour plus de détails la liste des appellations autorisées en Annexe 2) ;</text:span></text:p>
        </text:list-item>
        <text:list-item>
          <text:p text:style-name="P13"><text:span text:style-name="T5">Lieu :</text:span><text:span text:style-name="T4"> Ce champ n'est pas utilisé par cette version de l'application </text:span><text:span text:style-name="T2">declarvin</text:span><text:span text:style-name="T4"> ;</text:span></text:p>
        </text:list-item>
        <text:list-item>
          <text:p text:style-name="P13"><text:span text:style-name="T5">Couleur :</text:span><text:span text:style-name="T4"> Chaine de caractère décrivant la couleur du produit concerné par cette ligne de la DRM (voir pour plus de détails la liste des couleurs autorisées en Annexe 3) ;</text:span></text:p>
        </text:list-item>
        <text:list-item>
          <text:p text:style-name="P13"><text:span text:style-name="T5">Cépage :</text:span><text:span text:style-name="T4"> Chaine de caractère décrivant le cépage du produit concerné par cette ligne de la DRM (voir pour plus de détails la liste des cépages autorisés en Annexe 4) <text:s/>;</text:span></text:p>
        </text:list-item>
        <text:list-item>
          <text:p text:style-name="P13"><text:span text:style-name="T5">Millesime :</text:span><text:span text:style-name="T4"> Chaine de 4 caractères décrivant le millesime du produit concernés par cette ligne de la DRM. Ce champ peut être vide ;</text:span></text:p>
        </text:list-item>
        <text:list-item>
          <text:p text:style-name="P13"><text:span text:style-name="T5">Labels :</text:span><text:span text:style-name="T4"> Chaine de caractère décrivant les labels du produit concerné par cette ligne de la DRM (voir pour plus de détails la liste des labels autorisés en Annexe 5). Ce champ peut être vide ;</text:span></text:p>
        </text:list-item>
        <text:list-item>
          <text:p text:style-name="P13"><text:span text:style-name="T5">Mention :</text:span><text:span text:style-name="T4"> Chaine de caractère décrivant l'éventuelle mention complémentaire du produit concerné par cette ligne de la DRM. Ce champ peut être vide ;</text:span></text:p>
        </text:list-item>
        <text:list-item>
          <text:p text:style-name="P13"><text:span text:style-name="T5">Rappel stock théorique début de mois :</text:span><text:span text:style-name="T4"> Nombre indiquant le stock théorique à déclarer pour la DRM courrante (il doit être égal au stock fin de mois de la DRM du mois précédent) ;</text:span></text:p>
        </text:list-item>
        <text:list-item>
          <text:p text:style-name="P8"><text:span text:style-name="T5">Entrée :</text:span><text:span text:style-name="T3"> Nombre indiquant la somme des volumes entrés en cave ;</text:span></text:p>
        </text:list-item>
        <text:list-item>
          <text:p text:style-name="P8"><text:span text:style-name="T5">Achats / Récolte / Agrément IGP/ Retour :</text:span><text:span text:style-name="T3"> Nombre indiquant les volumes entrés dans le cadre d'achats, de récoltes, d'agréments IGP ou de retours ;</text:span></text:p>
        </text:list-item>
        <text:list-item>
          <text:p text:style-name="P8"><text:span text:style-name="T5">Replis / Changement de dénomination :</text:span><text:span text:style-name="T3"> Nombre indiquant les volumes entrés <text:s/>dans le cadre de replis ou de changements de dénomination ;</text:span></text:p>
        </text:list-item>
        <text:list-item>
          <text:p text:style-name="P8"><text:span text:style-name="T5">Déclassement :</text:span><text:span text:style-name="T3"> Nombre indiquant les volumes entrés dans le cadre de déclassement ;</text:span></text:p>
        </text:list-item>
        <text:list-item>
          <text:p text:style-name="P8"><text:span text:style-name="T5">Transfert de chai / Embouteillage :</text:span><text:span text:style-name="T3"> Nombre indiquant les volumes entrés dans le cadre de transfer de chai ou d'embouteillage ;</text:span></text:p>
        </text:list-item>
        <text:list-item>
          <text:p text:style-name="P8"><text:span text:style-name="T5">Réintégration CRD :</text:span><text:span text:style-name="T3"> Nombre indiquant les volumes de réintégration de CRD ;</text:span></text:p>
        </text:list-item>
        <text:list-item>
          <text:p text:style-name="P8"><text:span text:style-name="T5">Sorties :</text:span><text:span text:style-name="T3"> Nombre indiquant la somme des volumes sortis de la cave pour le mois courrant ;</text:span></text:p>
        </text:list-item>
        <text:list-item>
          <text:p text:style-name="P8"><text:span text:style-name="T5">Vrac DAA/DAE :</text:span><text:span text:style-name="T3"> Nombre indiquant les volumes sortis dans le cadre de Vrac DAA/DAE ;</text:span></text:p>
        </text:list-item>
        <text:list-item>
          <text:p text:style-name="P8"><text:span text:style-name="T5">Conditionné Export :</text:span><text:span text:style-name="T3"> Nombre indiquant les volumes sortis dans le cadre d'exports conditionnés ;</text:span></text:p>
        </text:list-item>
        <text:list-item>
          <text:p text:style-name="P8"><text:span text:style-name="T5">DSA / Tickets / Factures :</text:span><text:span text:style-name="T3"> Nombre indiquant les volumes sortis dans le cadre de DSA, de tickets ou de </text:span><text:soft-page-break/><text:span text:style-name="T3">factures ;</text:span></text:p>
        </text:list-item>
        <text:list-item>
          <text:p text:style-name="P8"><text:span text:style-name="T5">CRD France :</text:span><text:span text:style-name="T3"> Nombre indiquant les volumes sortis dans le cadre de CRD France ;</text:span></text:p>
        </text:list-item>
        <text:list-item>
          <text:p text:style-name="P8"><text:span text:style-name="T5">Conso Fam. / Analyses / Dégustation :</text:span><text:span text:style-name="T3"> Nombre indiquant les volumes sortis dans le cadre de consommation familiales, d'analyses ou de dégustations ;</text:span></text:p>
        </text:list-item>
        <text:list-item>
          <text:p text:style-name="P8"><text:span text:style-name="T5">Pertes :</text:span><text:span text:style-name="T3"> Nombre indiquant les volumes sortis dans le cadre de pertes ;</text:span></text:p>
        </text:list-item>
        <text:list-item>
          <text:p text:style-name="P8"><text:span text:style-name="T5">Non rev. / Déclassement :</text:span><text:span text:style-name="T3"> Nombre indiquant les volumes sortis dans le cadre de produits non revendiqués ou déclassés ;</text:span></text:p>
        </text:list-item>
        <text:list-item>
          <text:p text:style-name="P8"><text:span text:style-name="T5">Changement / Repli :</text:span><text:span text:style-name="T3"> Nombre indiquant les volumes sortis dans le cadre de changement de dénomination ou de replis ;</text:span></text:p>
        </text:list-item>
        <text:list-item>
          <text:p text:style-name="P8"><text:span text:style-name="T5">Transfert de chai / Embouteillage :</text:span><text:span text:style-name="T3"> Nombre indiquant les volumes sortis dans le cadre de transfert de chai ou d'embouteillage ;</text:span></text:p>
        </text:list-item>
        <text:list-item>
          <text:p text:style-name="P8"><text:span text:style-name="T5">Lies :</text:span><text:span text:style-name="T3"> Nombre indiquant les volumes sortis dans le cadre de lies ;</text:span></text:p>
        </text:list-item>
        <text:list-item>
          <text:p text:style-name="P8"><text:span text:style-name="T5">Stock théorique fin de mois :</text:span><text:span text:style-name="T3"> Nombre indiquant le volume de stock pour ce produit à la fin du mois ;</text:span></text:p>
        </text:list-item>
        <text:list-item>
          <text:p text:style-name="P8"><text:span text:style-name="T5">Dont Vin bloqué :</text:span><text:span text:style-name="T3"> Nombre indiquant les volumes du stock qui correspond à du vin bloqué ;</text:span></text:p>
        </text:list-item>
        <text:list-item>
          <text:p text:style-name="P8"><text:span text:style-name="T5">Dont Vin warranté :</text:span><text:span text:style-name="T3"> Nombre indiquant les volumes du stock qui correspond à du vin warranté ;</text:span></text:p>
        </text:list-item>
        <text:list-item>
          <text:p text:style-name="P8"><text:span text:style-name="T5">Dont Vin en instance :</text:span><text:span text:style-name="T3"> Nombre indiquant les volumes du stock qui correspond à un vin en instance ;</text:span></text:p>
        </text:list-item>
      </text:list>
      <text:p text:style-name="P5"><text:span text:style-name="T3"/></text:p>
      <text:p text:style-name="P19"><text:span text:style-name="T5">Description des champs fournis en entrée pour la partie déclaration des contrats :</text:span></text:p>
      <text:p text:style-name="P19"><text:span text:style-name="T5"/></text:p>
      <text:list xml:id="list805969668" text:style-name="L9">
        <text:list-item>
          <text:p text:style-name="P9"><text:span text:style-name="T5">Type d'enregistrement :</text:span><text:span text:style-name="T3"> Chaine de caractère fixe ayant pour valeur « </text:span><text:span text:style-name="T17">CONTRAT</text:span><text:span text:style-name="T3"> » ;</text:span></text:p>
        </text:list-item>
        <text:list-item>
          <text:p text:style-name="P9"><text:span text:style-name="T5">Identifiant :</text:span><text:span text:style-name="T3"> Identifiant du déclarant ;</text:span></text:p>
        </text:list-item>
        <text:list-item>
          <text:p text:style-name="P9"><text:span text:style-name="T5">Nom déclarant :</text:span><text:span text:style-name="T3"> Chaine de caractère contenant le nom du déclarant ;</text:span></text:p>
        </text:list-item>
        <text:list-item>
          <text:p text:style-name="P9"><text:span text:style-name="T5">Annee DRM courrante :</text:span><text:span text:style-name="T3"> Nombre de 4 chiffres représenant l'année de la DRM en cours de déclaration ;</text:span></text:p>
        </text:list-item>
        <text:list-item>
          <text:p text:style-name="P9"><text:span text:style-name="T5">Mois DRM courrante :</text:span><text:span text:style-name="T3"> Nombre de 2 chiffres représentant l'année de la DRM en cours de déclaration ;</text:span></text:p>
        </text:list-item>
        <text:list-item>
          <text:p text:style-name="P9"><text:span text:style-name="T5">Rectificative DRM courrante :</text:span><text:span text:style-name="T3"> Vide si la DRM n'est pas une DRM rectificative. Sinon indique le numéro de rectificative pour le mois et l'année donnée ;</text:span></text:p>
        </text:list-item>
        <text:list-item>
          <text:p text:style-name="P9"><text:span text:style-name="T5">Annee DRM précédente :</text:span><text:span text:style-name="T3"> Nombre de 4 chiffres représenant l'année de la DRM précédente ;</text:span></text:p>
        </text:list-item>
        <text:list-item>
          <text:p text:style-name="P9"><text:span text:style-name="T5">Mois DRM précédente :</text:span><text:span text:style-name="T3"> Nombre de 2 chiffres représentant l'année de la DRM précédente ;</text:span></text:p>
        </text:list-item>
        <text:list-item>
          <text:p text:style-name="P9"><text:span text:style-name="T5">Rectificative DRM courrante :</text:span><text:span text:style-name="T3"> Vide si la DRM précédente n'était pas une DRM rectificative. Sinon indique le numéro de rectificative pour le mois et l'année donnée ;</text:span></text:p>
        </text:list-item>
        <text:list-item>
          <text:p text:style-name="P14"><text:span text:style-name="T5">Certification :</text:span><text:span text:style-name="T4"> Chaine de caractère décrivant la certification (AOC, AOP, IGP, Sans IG) du produit concerné par cette ligne (voir pour plus de détails la liste des certifications autorisées en Annexe 1);</text:span></text:p>
        </text:list-item>
        <text:list-item>
          <text:p text:style-name="P14"><text:span text:style-name="T5">Appellation :</text:span><text:span text:style-name="T4"> Chaine de caractère décrivant l'appellation du produit concerné par cette ligne (voir pour plus de détails la liste des appellations autorisées en Annexe 2) ;</text:span></text:p>
        </text:list-item>
        <text:list-item>
          <text:p text:style-name="P14"><text:span text:style-name="T5">Lieu :</text:span><text:span text:style-name="T4"> Ce champ n'est pas utilisé par cette version de l'application </text:span><text:span text:style-name="T2">declarvin</text:span><text:span text:style-name="T4"> ;</text:span></text:p>
        </text:list-item>
        <text:list-item>
          <text:p text:style-name="P14"><text:span text:style-name="T5">Couleur :</text:span><text:span text:style-name="T4"> Chaine de caractère décrivant la couleur du produit concerné par cette ligne (voir pour plus de détails la liste des couleurs autorisées en Annexe 3) ;</text:span></text:p>
        </text:list-item>
        <text:list-item>
          <text:p text:style-name="P14"><text:span text:style-name="T5">Cépage :</text:span><text:span text:style-name="T4"> Chaine de caractère décrivant le cépage du produit concerné par cette ligne (voir pour plus de détails la liste des cépages autorisés en Annexe 4) <text:s/>;</text:span></text:p>
        </text:list-item>
        <text:list-item>
          <text:p text:style-name="P14"><text:span text:style-name="T5">Millesime :</text:span><text:span text:style-name="T4"> Chaine de 4 caractères décrivant le millesime du produit concernés par cette ligne. Ce champ peut être vide ;</text:span></text:p>
        </text:list-item>
        <text:list-item>
          <text:p text:style-name="P14"><text:span text:style-name="T5">Labels :</text:span><text:span text:style-name="T4"> Chaine de caractère décrivant les labels du produit concerné par cette ligne (voir pour plus de détails la liste des labels autorisés en Annexe 5). Ce champ peut être vide ;</text:span></text:p>
        </text:list-item>
        <text:list-item>
          <text:p text:style-name="P9"><text:span text:style-name="T5">Mention :</text:span><text:span text:style-name="T3"> Chaine de caractère décrivant l'éventuelle mention complémentaire du produit concerné par cette ligne. Ce champ peut être vide ;</text:span></text:p>
        </text:list-item>
        <text:list-item>
          <text:p text:style-name="P9"><text:span text:style-name="T5">Numéro du contrat :</text:span><text:span text:style-name="T3"> Chaine indiquant le noméro du contrat concerné ;</text:span></text:p>
        </text:list-item>
        <text:list-item>
          <text:p text:style-name="P9"><text:span text:style-name="T5">Volume du contrat :</text:span><text:span text:style-name="T3"> Nombre indiquant le volume de produit livré pour ce contrat.</text:span></text:p>
        </text:list-item>
      </text:list>
      <text:p text:style-name="P5"><text:span text:style-name="T3"/></text:p>
      <text:p text:style-name="P19"><text:span text:style-name="T5">Description des champs fournis en entrée pour la partie déclaration des contrats :</text:span></text:p>
      <text:p text:style-name="P19"><text:span text:style-name="T5"/></text:p>
      <text:list xml:id="list1970317777" text:style-name="L10">
        <text:list-item>
          <text:p text:style-name="P10"><text:span text:style-name="T5">Type d'enregistrement :</text:span><text:span text:style-name="T3"> Chaine de caractère fixe ayant pour valeur « </text:span><text:span text:style-name="T17">ADMINISTRATIF</text:span><text:span text:style-name="T3"> » ;</text:span></text:p>
        </text:list-item>
        <text:list-item>
          <text:p text:style-name="P10"><text:span text:style-name="T5">Identifiant :</text:span><text:span text:style-name="T3"> Identifiant du déclarant ;</text:span></text:p>
        </text:list-item>
        <text:list-item>
          <text:p text:style-name="P10"><text:span text:style-name="T5">Nom déclarant :</text:span><text:span text:style-name="T3"> Chaine de caractère contenant le nom du déclarant ;</text:span></text:p>
        </text:list-item>
        <text:list-item>
          <text:p text:style-name="P10"><text:span text:style-name="T5">Annee DRM courrante :</text:span><text:span text:style-name="T3"> Nombre de 4 chiffres représenant l'année de la DRM en cours de déclaration ;</text:span></text:p>
        </text:list-item>
        <text:list-item>
          <text:p text:style-name="P10"><text:span text:style-name="T5">Mois DRM courrante :</text:span><text:span text:style-name="T3"> Nombre de 2 chiffres représentant l'année de la DRM en cours de déclaration ;</text:span></text:p>
        </text:list-item>
        <text:list-item>
          <text:p text:style-name="P10"><text:span text:style-name="T5">Rectificative DRM courrante :</text:span><text:span text:style-name="T3"> Vide si la DRM n'est pas une DRM rectificative. Sinon indique le numéro de rectificative pour le mois et l'année donnée ;</text:span></text:p>
        </text:list-item>
        <text:list-item>
          <text:p text:style-name="P10"><text:span text:style-name="T5">Annee DRM précédente :</text:span><text:span text:style-name="T3"> Nombre de 4 chiffres représenant l'année de la DRM précédente ;</text:span></text:p>
        </text:list-item>
        <text:list-item>
          <text:p text:style-name="P10"><text:span text:style-name="T5">Mois DRM précédente :</text:span><text:span text:style-name="T3"> Nombre de 2 chiffres représentant l'année de la DRM précédente ;</text:span></text:p>
        </text:list-item>
        <text:list-item>
          <text:p text:style-name="P10"><text:span text:style-name="T5">Clé administrative :</text:span><text:span text:style-name="T3"> Chaine de caractères indiquant la clé administrative à modifier ;</text:span></text:p>
        </text:list-item>
        <text:list-item>
          <text:p text:style-name="P10"><text:span text:style-name="T5">Valeur administrative :</text:span><text:span text:style-name="T3"> Chaine de caractère indiquant la valeur à modifier pour la clé précédemment indiquée.</text:span></text:p>
        </text:list-item>
      </text:list>
      <text:p text:style-name="P21"><text:span text:style-name="T3">Exemple de fichier CSV attendu en entrée :</text:span></text:p>
      <text:p text:style-name="P2"><text:span text:style-name="T3"/></text:p>
      <table:table table:name="Table3" table:style-name="Table3">
        <table:table-column table:style-name="Table3.A"/>
        <table:table-column table:style-name="Table3.B"/>
        <table:table-row>
          <table:table-cell table:style-name="Table3.A1" office:value-type="float" office:value="1">
            <text:p text:style-name="P36">1</text:p>
          </table:table-cell>
          <table:table-cell table:style-name="Table3.B1" office:value-type="string">
            <text:p text:style-name="P36">#DETAIL;"Identifiant";"Nom déclarant";"Annee";"Mois";"rectificative";"Annee";"Mois";"rectificative";"Certification";"Appellation";"Lieu";"Couleur";"Cepage";"Millésime";"Labelle|Labelle";"Mention";"Rappel stock théorique début de mois";"Entrée";"Achats / Récolte / Agrément IGP/ Retour";"Replis / Changement de dénomination";"Déclassement";"Transfert de chai / Embouteillage";"Réintégration CRD";"Sorties";"Vrac DAA/DAE";"Conditionné Export";"DSA / Tickets / Factures";"CRD France";"Conso Fam. / Analyses / Dégustation";"Pertes";"Non rev. / Déclassement";"Changement / Repli";"Transfert de chai / Embouteillage";"Lies";"Stock théorique fin de mois";"Dont Vin bloqué";"Dont Vin warranté";"Dont Vin en instance"</text:p>
          </table:table-cell>
        </table:table-row>
        <table:table-row>
          <table:table-cell table:style-name="Table3.A2" office:value-type="float" office:value="2">
            <text:p text:style-name="P36">2</text:p>
          </table:table-cell>
          <table:table-cell table:style-name="Table3.B2" office:value-type="string">
            <text:p text:style-name="P36">"DETAIL";9223700100;"Garage d'actualys";2012;01;;2011;12;;"AOP";"Côtes de Provence";;"Blanc";;;"Agriculture Biologique|Biodynamie";;0;70;70;0;0;0;0;50;10;10;10;10;10;0;0;0;0;0;20;0;0;0</text:p>
          </table:table-cell>
        </table:table-row>
        <table:table-row>
          <table:table-cell table:style-name="Table3.A2" office:value-type="float" office:value="3">
            <text:p text:style-name="P36">3</text:p>
          </table:table-cell>
          <table:table-cell table:style-name="Table3.B2" office:value-type="string">
            <text:p text:style-name="P36">"DETAIL";9223700100;"Garage d'actualys";2012;01;;2011;12;;"AOP";"Côtes de Provence";;"Rouge";;;"Agriculture Biologique|Biodynamie";;0;50;50;0;0;0;0;50;10;10;10;10;10;0;0;0;0;0;0;0;0;0</text:p>
          </table:table-cell>
        </table:table-row>
        <table:table-row>
          <table:table-cell table:style-name="Table3.A2" office:value-type="float" office:value="4">
            <text:p text:style-name="P36">4</text:p>
          </table:table-cell>
          <table:table-cell table:style-name="Table3.B2" office:value-type="string">
            <text:p text:style-name="P36">#CONTRAT;"Identifiant";"Nom déclarant";"Annee";"Mois";"rectificative";"Annee";"Mois";"rectificative";"Certification";"Appellation";"Lieu";"Couleur";"Cepage";"Millésime";"Labelle|Labelle";"Mention";"Numero contrat";"Volume contrat"</text:p>
          </table:table-cell>
        </table:table-row>
        <table:table-row>
          <table:table-cell table:style-name="Table3.A2" office:value-type="float" office:value="5">
            <text:p text:style-name="P36">5</text:p>
          </table:table-cell>
          <table:table-cell table:style-name="Table3.B2" office:value-type="string">
            <text:p text:style-name="P36">"CONTRAT";9223700100;"Garage d'actualys";2012;01;;2011;12;;"AOP";"Côtes de Provence";;"Rouge";;;"Agriculture Biologique|Biodynamie";;123456;10</text:p>
          </table:table-cell>
        </table:table-row>
        <table:table-row>
          <table:table-cell table:style-name="Table3.A2" office:value-type="float" office:value="6">
            <text:p text:style-name="P36">6</text:p>
          </table:table-cell>
          <table:table-cell table:style-name="Table3.B2" office:value-type="string">
            <text:p text:style-name="P36">"CONTRAT";9223700100;"Garage d'actualys";2012;01;;2011;12;;"AOP";"Côtes de Provence";;"Blanc";;;"Agriculture Biologique|Biodynamie";;123456;10</text:p>
          </table:table-cell>
        </table:table-row>
        <table:table-row>
          <table:table-cell table:style-name="Table3.A2" office:value-type="float" office:value="7">
            <text:p text:style-name="P36">7</text:p>
          </table:table-cell>
          <table:table-cell table:style-name="Table3.B2" office:value-type="string">
            <text:p text:style-name="P36">#CONTRAT;"Identifiant";"Nom déclarant";"Annee";"Mois";"rectificative";"Annee";"Mois";"rectificative";"cle";"valeur";</text:p>
          </table:table-cell>
        </table:table-row>
        <table:table-row>
          <table:table-cell table:style-name="Table3.A2" office:value-type="float" office:value="8">
            <text:p text:style-name="P36">8</text:p>
          </table:table-cell>
          <table:table-cell table:style-name="Table3.B2" office:value-type="string">
            <text:p text:style-name="P36">"ADMINISTRATIF";9223700100;"Garage d'actualys";2012;01;;2011;12;;"Banque";"CMB"</text:p>
          </table:table-cell>
        </table:table-row>
      </table:table>
      <text:p text:style-name="P16">Les lignes 1, 4 et 7 sont des lignes de commentaires, elles sont donc facultatives.</text:p>
      <text:p text:style-name="P5"/>
      <text:p text:style-name="P2">Description des données en sortie :</text:p>
      <text:p text:style-name="P2"/>
      <text:p text:style-name="P18"><text:span text:style-name="T10">Le fichier CSV de sortie </text:span><text:span text:style-name="T10">indique soit que le chargement s'est bien passé, soit les erreurs rencontrées. Dans ce second cas, le fichier contient une erreur par ligne.</text:span></text:p>
      <text:p text:style-name="P19"/>
      <text:p text:style-name="P18"><text:span text:style-name="T8">Description des champs fournis en sortie :</text:span></text:p>
      <text:p text:style-name="P18"><text:span text:style-name="T8"/></text:p>
      <text:list xml:id="list269232026" text:style-name="L12">
        <text:list-item>
          <text:p text:style-name="P17"><text:span text:style-name="T8">Type de retour : </text:span><text:span text:style-name="T10">Chaine de caractère vallant : «</text:span><text:span text:style-name="T15"> OK </text:span><text:span text:style-name="T10">» en cas de chargement réalisé avec succès ; «</text:span><text:span text:style-name="T15"> ERREUR </text:span><text:span text:style-name="T10">» en cas de chargement d'un fichier erroné ;</text:span></text:p>
        </text:list-item>
        <text:list-item>
          <text:p text:style-name="P4">Type d'erreur : <text:span text:style-name="T10">Chaine de caractère vallant : «</text:span><text:span text:style-name="T15"> LIGNE </text:span><text:span text:style-name="T10">» en cas d'erreur sur une ligne précise ; «</text:span><text:span text:style-name="T15"> COHERENCE </text:span><text:span text:style-name="T10">» en cas d'erreur portant sur la cohérence du fichier ;</text:span></text:p>
        </text:list-item>
        <text:list-item>
          <text:p text:style-name="P4">Numéro de ligne :<text:span text:style-name="T10"> Numéro de la ligne incriminée lors d'une « erreur LIGNE » ;</text:span></text:p>
        </text:list-item>
        <text:list-item>
          <text:p text:style-name="P4">Message :<text:span text:style-name="T10"> Message décrivant l'erreur.</text:span></text:p>
        </text:list-item>
      </text:list>
      <text:p text:style-name="P2"><text:span text:style-name="T10"/></text:p>
      <text:p text:style-name="P2">Exemple de fichier CSV fourni en sortie :</text:p>
      <text:p text:style-name="P2"><text:span text:style-name="T10"/></text:p>
      <table:table table:name="Table4" table:style-name="Table4">
        <table:table-column table:style-name="Table4.A"/>
        <table:table-column table:style-name="Table4.B"/>
        <table:table-row>
          <table:table-cell table:style-name="Table4.A1" office:value-type="float" office:value="1">
            <text:p text:style-name="P36">1</text:p>
          </table:table-cell>
          <table:table-cell table:style-name="Table4.B1" office:value-type="string">
            <text:p text:style-name="P36">#ERROR;TYPE;No Ligne;Message</text:p>
          </table:table-cell>
        </table:table-row>
        <table:table-row>
          <table:table-cell table:style-name="Table4.A2" office:value-type="float" office:value="2">
            <text:p text:style-name="P36">2</text:p>
          </table:table-cell>
          <table:table-cell table:style-name="Table4.B2" office:value-type="string">
            <text:p text:style-name="P36">ERROR;LIGNE;1;Impossible d'indentifier le produit (aop / ctes de provence);</text:p>
          </table:table-cell>
        </table:table-row>
        <table:table-row>
          <table:table-cell table:style-name="Table4.A2" office:value-type="float" office:value="3">
            <text:p text:style-name="P36">3</text:p>
          </table:table-cell>
          <table:table-cell table:style-name="Table4.B2" office:value-type="string">
            <text:p text:style-name="P36">ERROR;COHERENCE;;Impossible de trouver un contrat correspondant aux sorties "AOP / Côtes de Provence / Rouge"</text:p>
          </table:table-cell>
        </table:table-row>
      </table:table>
      <text:p text:style-name="P2"><text:span text:style-name="T10"/></text:p>
      <text:p text:style-name="P18"><text:span text:style-name="T8"/></text:p>
      <text:p text:style-name="P2"><text:span text:style-name="T4"/></text:p>
      <text:h text:style-name="P24" text:outline-level="1"><text:span text:style-name="T3">Annexes</text:span></text:h>
      <text:h text:style-name="P26" text:outline-level="3"><text:span text:style-name="T3">Annexe 1 : Liste des certifications autorisées</text:span></text:h>
      <table:table table:name="Table5" table:style-name="Table5">
        <table:table-column table:style-name="Table5.A"/>
        <table:table-row>
          <table:table-cell table:style-name="Table5.A1" office:value-type="string">
            <text:p text:style-name="P33">AOP</text:p>
          </table:table-cell>
        </table:table-row>
        <table:table-row>
          <table:table-cell table:style-name="Table5.A2" office:value-type="string">
            <text:p text:style-name="P33">IGP</text:p>
          </table:table-cell>
        </table:table-row>
        <table:table-row>
          <table:table-cell table:style-name="Table5.A2" office:value-type="string">
            <text:p text:style-name="P33">Sans IG</text:p>
          </table:table-cell>
        </table:table-row>
        <table:table-row>
          <table:table-cell table:style-name="Table5.A2" office:value-type="string">
            <text:p text:style-name="P33">Lies</text:p>
          </table:table-cell>
        </table:table-row>
      </table:table>
      <text:h text:style-name="Heading_20_3" text:outline-level="3"><text:span text:style-name="T5">Annexe 2 : Liste des appellations autorisées </text:span></text:h>
      <table:table table:name="Table6" table:style-name="Table6">
        <table:table-column table:style-name="Table6.A"/>
        <table:table-column table:style-name="Table6.B"/>
        <table:table-row>
          <table:table-cell table:style-name="Table6.A1" office:value-type="string">
            <text:p text:style-name="P33">AOP</text:p>
          </table:table-cell>
          <table:table-cell table:style-name="Table6.B1" office:value-type="string">
            <text:p text:style-name="P33">TODO</text:p>
          </table:table-cell>
        </table:table-row>
        <table:table-row>
          <table:table-cell table:style-name="Table6.A2" office:value-type="string">
            <text:p text:style-name="P33">AOP</text:p>
          </table:table-cell>
          <table:table-cell table:style-name="Table6.B2" office:value-type="string">
            <text:p text:style-name="P33">...</text:p>
          </table:table-cell>
        </table:table-row>
        <table:table-row>
          <table:table-cell table:style-name="Table6.A2" office:value-type="string">
            <text:p text:style-name="P33">…</text:p>
          </table:table-cell>
          <table:table-cell table:style-name="Table6.B2" office:value-type="string">
            <text:p text:style-name="P33">...</text:p>
          </table:table-cell>
        </table:table-row>
      </table:table>
      <text:h text:style-name="P26" text:outline-level="3"><text:span text:style-name="T3">Annexe 3 : Liste des couleurs autorisées</text:span></text:h>
      <table:table table:name="Table7" table:style-name="Table7">
        <table:table-column table:style-name="Table7.A"/>
        <table:table-column table:style-name="Table7.B"/>
        <table:table-row>
          <table:table-cell table:style-name="Table7.A1" office:value-type="string">
            <text:p text:style-name="P32">AOP Côte de ….</text:p>
          </table:table-cell>
          <table:table-cell table:style-name="Table7.B1" office:value-type="string">
            <text:p text:style-name="P32">Blanc</text:p>
          </table:table-cell>
        </table:table-row>
        <table:table-row>
          <table:table-cell table:style-name="Table7.A2" office:value-type="string">
            <text:p text:style-name="P32">AOP Côte de ….</text:p>
          </table:table-cell>
          <table:table-cell table:style-name="Table7.B2" office:value-type="string">
            <text:p text:style-name="P32">Rosé</text:p>
          </table:table-cell>
        </table:table-row>
        <table:table-row>
          <table:table-cell table:style-name="Table7.A2" office:value-type="string">
            <text:p text:style-name="P32">AOP Côte de ….</text:p>
          </table:table-cell>
          <table:table-cell table:style-name="Table7.B2" office:value-type="string">
            <text:p text:style-name="P32">Rouge</text:p>
          </table:table-cell>
        </table:table-row>
        <table:table-row>
          <table:table-cell table:style-name="Table7.A2" office:value-type="string">
            <text:p text:style-name="P32">…</text:p>
          </table:table-cell>
          <table:table-cell table:style-name="Table7.B2" office:value-type="string">
            <text:p text:style-name="P32">...</text:p>
          </table:table-cell>
        </table:table-row>
      </table:table>
      <text:h text:style-name="Heading_20_3" text:outline-level="3"><text:span text:style-name="T5">Annexe 4 : Liste des cépages autorisés </text:span></text:h>
      <table:table table:name="Table8" table:style-name="Table8">
        <table:table-column table:style-name="Table8.A"/>
        <table:table-column table:style-name="Table8.B"/>
        <table:table-row>
          <table:table-cell table:style-name="Table8.A1" office:value-type="string">
            <text:p text:style-name="P32">AOP Côte de …. / Blanc</text:p>
          </table:table-cell>
          <table:table-cell table:style-name="Table8.B1" office:value-type="string">
            <text:p text:style-name="P32">Sylvanère</text:p>
          </table:table-cell>
        </table:table-row>
        <table:table-row>
          <table:table-cell table:style-name="Table8.A2" office:value-type="string">
            <text:p text:style-name="P32">AOP Côte de …. / Rouge</text:p>
          </table:table-cell>
          <table:table-cell table:style-name="Table8.B2" office:value-type="string">
            <text:p text:style-name="P32">Syrah</text:p>
          </table:table-cell>
        </table:table-row>
        <table:table-row>
          <table:table-cell table:style-name="Table8.A2" office:value-type="string">
            <text:p text:style-name="P32">AOP Côte de …. / Rosé</text:p>
          </table:table-cell>
          <table:table-cell table:style-name="Table8.B2" office:value-type="string">
            <text:p text:style-name="P32">...</text:p>
          </table:table-cell>
        </table:table-row>
        <table:table-row>
          <table:table-cell table:style-name="Table8.A2" office:value-type="string">
            <text:p text:style-name="P32">…</text:p>
          </table:table-cell>
          <table:table-cell table:style-name="Table8.B2" office:value-type="string">
            <text:p text:style-name="P32">...</text:p>
          </table:table-cell>
        </table:table-row>
      </table:table>
      <text:h text:style-name="Heading_20_3" text:outline-level="3"><text:span text:style-name="T5">Annexe 5 : Liste des labels autorisés</text:span></text:h>
      <text:p text:style-name="P22"><text:span text:style-name="T3">Attention : </text:span><text:span text:style-name="T4">les labels étant cumulatifs, nous listons ici sur une même ligne tous ceux qui sont autorisés. Le séparateur de label utilisé dans les CSV comme dans ce tableur est le caractère « </text:span><text:span text:style-name="T16">|</text:span><text:span text:style-name="T4"> »</text:span></text:p>
      <table:table table:name="Table9" table:style-name="Table9">
        <table:table-column table:style-name="Table9.A" table:number-columns-repeated="2"/>
        <table:table-row>
          <table:table-cell table:style-name="Table9.A1" office:value-type="string">
            <text:p text:style-name="P32">AOP Côte de …. / Blanc / Sylvanère</text:p>
          </table:table-cell>
          <table:table-cell table:style-name="Table9.B1" office:value-type="string">
            <text:p text:style-name="Table_20_Contents">Agriculture biologique | … | Terravitis</text:p>
          </table:table-cell>
        </table:table-row>
        <table:table-row>
          <table:table-cell table:style-name="Table9.A2" office:value-type="string">
            <text:p text:style-name="P32">AOP Côte de …. / Blanc / Syrah</text:p>
          </table:table-cell>
          <table:table-cell table:style-name="Table9.B2" office:value-type="string">
            <text:p text:style-name="Table_20_Contents">Agriculture biologique | … | Cru classé</text:p>
          </table:table-cell>
        </table:table-row>
        <table:table-row>
          <table:table-cell table:style-name="Table9.A2" office:value-type="string">
            <text:p text:style-name="Table_20_Contents">...</text:p>
          </table:table-cell>
          <table:table-cell table:style-name="Table9.B2" office:value-type="string">
            <text:p text:style-name="Table_20_Contents">...</text:p>
          </table:table-cell>
        </table:table-row>
      </table:table>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3-16T10:21:34</meta:creation-date>
    <dc:date>2012-03-16T14:43:47</dc:date>
    <dc:creator>Tangui Morlier</dc:creator>
    <meta:editing-duration>PT01H46M21S</meta:editing-duration>
    <meta:editing-cycles>2</meta:editing-cycles>
    <meta:generator>OpenOffice.org/3.1$Linux OpenOffice.org_project/310m19$Build-9420</meta:generator>
    <meta:document-statistic meta:table-count="9" meta:image-count="0" meta:object-count="0" meta:page-count="9" meta:paragraph-count="244" meta:word-count="3210" meta:character-count="20139"/>
  </office:meta>
</office:document-meta>
</file>